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CSlavonic" svg:font-family="OCSlavonic" style:font-family-generic="system"/>
  </office:font-face-decls>
  <office:automatic-styles>
    <style:style style:name="P1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00cb212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Fedorovsk Unicode1" fo:font-size="18pt" style:font-name-asian="OCSlavonic" style:font-size-asian="18pt" style:font-name-complex="OCSlavonic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Fedorovsk Unicode1" fo:font-size="18pt" style:font-name-asian="OCSlavonic" style:font-size-asian="18pt" style:font-name-complex="OCSlavonic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Fedorovsk Unicode1" fo:font-size="18pt" style:font-name-asian="OCSlavonic" style:font-size-asian="18pt" style:font-name-complex="OCSlavonic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dca06"/>
    </style:style>
    <style:style style:name="P7" style:family="paragraph" style:parent-style-name="Standard">
      <style:paragraph-properties fo:text-align="justify" style:justify-single-word="false"/>
      <style:text-properties officeooo:paragraph-rsid="000df43b"/>
    </style:style>
    <style:style style:name="T1" style:family="text">
      <style:text-properties fo:color="#000000" loext:opacity="100%" style:font-name="Fedorovsk Unicode1" fo:font-size="18pt" style:font-name-asian="OCSlavonic" style:font-size-asian="18pt" style:font-name-complex="OCSlavonic" style:font-size-complex="18pt"/>
    </style:style>
    <style:style style:name="T2" style:family="text">
      <style:text-properties fo:color="#ff0000" loext:opacity="100%" style:font-name="Fedorovsk Unicode1" fo:font-size="18pt" style:font-name-asian="OCSlavonic" style:font-size-asian="18pt" style:font-name-complex="OCSlavonic" style:font-size-complex="18pt"/>
    </style:style>
    <style:style style:name="T3" style:family="text">
      <style:text-properties fo:color="#ff0000" loext:opacity="100%" style:font-name="Fedorovsk Unicode1" fo:font-size="18pt" style:font-name-asian="Fedorovsk Unicode1" style:font-size-asian="18pt" style:font-name-complex="Fedorovsk Unicode1" style:font-size-complex="18pt"/>
    </style:style>
    <style:style style:name="T4" style:family="text">
      <style:text-properties fo:color="#ff0000" loext:opacity="100%" style:font-name="Fedorovsk Unicode" fo:font-size="18pt" officeooo:rsid="000bc0c7" style:font-name-asian="OCSlavonic" style:font-size-asian="18pt" style:font-name-complex="OCSlavonic" style:font-size-complex="18pt"/>
    </style:style>
    <style:style style:name="T5" style:family="text">
      <style:text-properties fo:color="#ff0000" loext:opacity="100%" style:font-name="Fedorovsk Unicode" fo:font-size="18pt" officeooo:rsid="000bc0c7" style:font-name-asian="Fedorovsk Unicode" style:font-size-asian="18pt" style:font-name-complex="Fedorovsk Unicode" style:font-size-complex="18pt"/>
    </style:style>
    <style:style style:name="T6" style:family="text">
      <style:text-properties fo:color="#ff0000" loext:opacity="100%" style:font-name="Fedorovsk Unicode" fo:font-size="18pt" officeooo:rsid="000cb212" style:font-name-asian="Fedorovsk Unicode" style:font-size-asian="18pt" style:font-name-complex="Fedorovsk Unicode" style:font-size-complex="18pt"/>
    </style:style>
    <style:style style:name="T7" style:family="text">
      <style:text-properties fo:color="#000000" loext:opacity="100%" style:font-name="Fedorovsk Unicode" fo:font-size="18pt" officeooo:rsid="000bc0c7" style:font-name-asian="OCSlavonic" style:font-size-asian="18pt" style:font-name-complex="OCSlavonic" style:font-size-complex="18pt"/>
    </style:style>
    <style:style style:name="T8" style:family="text">
      <style:text-properties fo:color="#000000" loext:opacity="100%" style:font-name="Fedorovsk Unicode" fo:font-size="18pt" officeooo:rsid="000bc0c7" style:font-name-asian="Fedorovsk Unicode" style:font-size-asian="18pt" style:font-name-complex="Fedorovsk Unicode" style:font-size-complex="18pt"/>
    </style:style>
    <style:style style:name="T9" style:family="text">
      <style:text-properties fo:color="#000000" loext:opacity="100%" style:font-name="Fedorovsk Unicode" fo:font-size="18pt" officeooo:rsid="000c9990" style:font-name-asian="OCSlavonic" style:font-size-asian="18pt" style:font-name-complex="OCSlavonic" style:font-size-complex="18pt"/>
    </style:style>
    <style:style style:name="T10" style:family="text">
      <style:text-properties fo:color="#000000" loext:opacity="100%" style:font-name="Fedorovsk Unicode" fo:font-size="18pt" officeooo:rsid="000cb212" style:font-name-asian="Fedorovsk Unicode" style:font-size-asian="18pt" style:font-name-complex="Fedorovsk Unicode" style:font-size-complex="18pt"/>
    </style:style>
    <style:style style:name="T11" style:family="text">
      <style:text-properties fo:color="#000000" loext:opacity="100%" style:font-name="Fedorovsk Unicode" fo:font-size="18pt" officeooo:rsid="000c9990" style:font-name-asian="Fedorovsk Unicode" style:font-size-asian="18pt" style:font-name-complex="Fedorovsk Unicode" style:font-size-complex="18pt"/>
    </style:style>
    <style:style style:name="T12" style:family="text">
      <style:text-properties fo:color="#ff0000" loext:opacity="100%" fo:language="ru" fo:country="RU" officeooo:rsid="000cb212"/>
    </style:style>
    <style:style style:name="T13" style:family="text">
      <style:text-properties fo:color="#ff0000" loext:opacity="100%" style:font-name="Fedorovsk Unicode" fo:language="ru" fo:country="RU" officeooo:rsid="000cb212"/>
    </style:style>
    <style:style style:name="T14" style:family="text">
      <style:text-properties fo:color="#ff0000" loext:opacity="100%"/>
    </style:style>
    <style:style style:name="T15" style:family="text">
      <style:text-properties style:font-name="Fedorovsk Unicode" officeooo:rsid="000c9990"/>
    </style:style>
    <style:style style:name="T16" style:family="text">
      <style:text-properties fo:language="ru" fo:country="RU" officeooo:rsid="000dca06"/>
    </style:style>
    <style:style style:name="T17" style:family="text">
      <style:text-properties fo:color="#000000" loext:opacity="100%" style:font-name="Fedorovsk Unicode" fo:font-size="18pt" officeooo:rsid="000cb212" style:font-name-asian="OCSlavonic" style:font-size-asian="18pt" style:font-name-complex="OCSlavonic" style:font-size-complex="18pt"/>
    </style:style>
    <style:style style:name="T18" style:family="text">
      <style:text-properties fo:color="#000000" loext:opacity="100%" style:font-name="Fedorovsk Unicode1" fo:font-size="18pt" officeooo:rsid="000dca06" style:font-name-asian="OCSlavonic" style:font-size-asian="18pt" style:font-name-complex="OCSlavonic" style:font-size-complex="18pt"/>
    </style:style>
    <style:style style:name="T19" style:family="text">
      <style:text-properties fo:color="#000000" loext:opacity="100%" style:font-name="Fedorovsk Unicode" fo:font-size="18pt" officeooo:rsid="000dca06" style:font-name-asian="Fedorovsk Unicode" style:font-size-asian="18pt" style:font-name-complex="Fedorovsk Unicode" style:font-size-complex="18pt"/>
    </style:style>
    <style:style style:name="T20" style:family="text">
      <style:text-properties style:use-window-font-color="true" loext:opacity="0%" style:font-name="Fedorovsk Unicode1" fo:font-size="18pt" style:font-name-asian="OCSlavonic" style:font-size-asian="18pt" style:font-name-complex="OCSlavonic" style:font-size-complex="18pt"/>
    </style:style>
    <style:style style:name="T21" style:family="text">
      <style:text-properties fo:color="#ff0000" loext:opacity="100%" style:font-name="Fedorovsk Unicode1" fo:font-size="18pt" officeooo:rsid="000dca06" style:font-name-asian="OCSlavonic" style:font-size-asian="18pt" style:font-name-complex="OCSlavonic" style:font-size-complex="18pt"/>
    </style:style>
    <style:style style:name="T22" style:family="text">
      <style:text-properties fo:color="#000000" loext:opacity="100%" style:font-name="Fedorovsk Unicode" fo:font-size="18pt" officeooo:rsid="000dca06" style:font-name-asian="OCSlavonic" style:font-size-asian="18pt" style:font-name-complex="OCSlavonic" style:font-size-complex="18pt"/>
    </style:style>
    <style:style style:name="T23" style:family="text">
      <style:text-properties fo:color="#ff0000" loext:opacity="100%" style:font-name="Fedorovsk Unicode1" fo:font-size="18pt" fo:language="ru" fo:country="RU" officeooo:rsid="000dca06" style:font-name-asian="OCSlavonic" style:font-size-asian="18pt" style:font-name-complex="OCSlavonic" style:font-size-complex="18pt"/>
    </style:style>
    <style:style style:name="T24" style:family="text">
      <style:text-properties fo:color="#ff0000" loext:opacity="100%" style:font-name="Fedorovsk Unicode1" fo:font-size="18pt" fo:language="ru" fo:country="RU" style:font-name-asian="OCSlavonic" style:font-size-asian="18pt" style:font-name-complex="OCSlavonic" style:font-size-complex="18pt"/>
    </style:style>
    <style:style style:name="T25" style:family="text">
      <style:text-properties fo:color="#ff0000" loext:opacity="100%" style:font-name="Fedorovsk Unicode" fo:font-size="18pt" officeooo:rsid="000c9990" style:font-name-asian="OCSlavonic" style:font-size-asian="18pt" style:font-name-complex="OCSlavonic" style:font-size-complex="18pt"/>
    </style:style>
    <style:style style:name="T26" style:family="text">
      <style:text-properties fo:color="#ff0000" loext:opacity="100%" style:font-name="Fedorovsk Unicode" fo:font-size="18pt" officeooo:rsid="000dca06" style:font-name-asian="OCSlavonic" style:font-size-asian="18pt" style:font-name-complex="OCSlavonic" style:font-size-complex="18pt"/>
    </style:style>
    <style:style style:name="T27" style:family="text">
      <style:text-properties fo:color="#ff0000" loext:opacity="100%" style:font-name="Fedorovsk Unicode" fo:font-size="18pt" officeooo:rsid="000dca06" style:font-name-asian="Fedorovsk Unicode" style:font-size-asian="18pt" style:font-name-complex="Fedorovsk Unicode" style:font-size-complex="18pt"/>
    </style:style>
    <style:style style:name="T28" style:family="text">
      <style:text-properties fo:color="#ff0000" loext:opacity="100%" style:font-name="Fedorovsk Unicode" fo:font-size="18pt" officeooo:rsid="000cb212" style:font-name-asian="OCSlavonic" style:font-size-asian="18pt" style:font-name-complex="OCSlavonic" style:font-size-complex="18pt"/>
    </style:style>
    <style:style style:name="T29" style:family="text">
      <style:text-properties fo:color="#000000" loext:opacity="100%" style:font-name="Fedorovsk Unicode" fo:font-size="18pt" officeooo:rsid="000df43b" style:font-name-asian="OCSlavonic" style:font-size-asian="18pt" style:font-name-complex="OCSlavonic" style:font-size-complex="18pt"/>
    </style:style>
    <style:style style:name="T30" style:family="text">
      <style:text-properties fo:color="#000000" loext:opacity="100%" style:font-name="Fedorovsk Unicode" fo:font-size="18pt" officeooo:rsid="000df43b" style:font-name-asian="Fedorovsk Unicode" style:font-size-asian="18pt" style:font-name-complex="Fedorovsk Unicode" style:font-size-complex="18pt"/>
    </style:style>
    <style:style style:name="T31" style:family="text">
      <style:text-properties fo:color="#ff0000" loext:opacity="100%" style:font-name="Fedorovsk Unicode" fo:font-size="18pt" officeooo:rsid="000df43b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Ч</text:span></text:span><text:span text:style-name="Default_20_Paragraph_20_Font"><text:span text:style-name="T2">и́нъ ѡ҆ пᲂнагі</text:span></text:span><text:span text:style-name="Default_20_Paragraph_20_Font"><text:span text:style-name="T3">́</text:span></text:span><text:span text:style-name="Default_20_Paragraph_20_Font"><text:span text:style-name="T2">и . а҆́ще </text:span></text:span><text:span text:style-name="Default_20_Paragraph_20_Font"><text:span text:style-name="T4">є҆</text:span></text:span><text:span text:style-name="Default_20_Paragraph_20_Font"><text:span text:style-name="T5">́</text:span></text:span><text:span text:style-name="Default_20_Paragraph_20_Font"><text:span text:style-name="T2">сть мᲂнасты́рь</text:span></text:span><text:span text:style-name="Default_20_Paragraph_20_Font"><text:span text:style-name="T6"> </text:span></text:span><text:span text:style-name="Default_20_Paragraph_20_Font"><text:span text:style-name="T2">, </text:span></text:span><text:span text:style-name="Default_20_Paragraph_20_Font"><text:span text:style-name="T4">і҆є</text:span></text:span><text:span text:style-name="Default_20_Paragraph_20_Font"><text:span text:style-name="T2">ре́ю и҆ᲁѹ́щꙋ с̾ пᲂнагі</text:span></text:span><text:span text:style-name="Default_20_Paragraph_20_Font"><text:span text:style-name="T5">́</text:span></text:span><text:span text:style-name="Default_20_Paragraph_20_Font"><text:span text:style-name="T2">ею въ трапе́зꙋ , и҆гѹ́немꙋ же и҆ бра́тїи пᲂслѣ́ᲁꙋющимъ пᲂ не́мъ , глаго́люще , ѱало́мъ , рм</text:span></text:span><text:span text:style-name="Default_20_Paragraph_20_Font"><text:span text:style-name="T4">҃</text:span></text:span><text:span text:style-name="Default_20_Paragraph_20_Font"><text:span text:style-name="T2">ᲁ . В</text:span></text:span><text:span text:style-name="Default_20_Paragraph_20_Font"><text:span text:style-name="T1">ᲂзнесѹ́ тѧ б҃же мо́й ц҃рю мо́й , и҆ бл҃гᲂслᲂвлю̀ и҆́мѧ твᲂѐ въ вѣ́къ , и҆ въ вѣ́къ вѣ́ка . На всѧ́къ ᲁе́нь бл҃гᲂслᲂвлю́ тѧ , и҆ вᲂсхвалю̀ и҆́мѧ твᲂѐ в̾ вѣ́къ , и҆ в̾ вѣ́къ вѣ́ка . Ве́лїи гⷭ҇ᲁь , и҆ хва́ленъ </text:span></text:span><text:span text:style-name="Default_20_Paragraph_20_Font"><text:span text:style-name="T7">ѕ</text:span></text:span><text:span text:style-name="Default_20_Paragraph_20_Font"><text:span text:style-name="T1">ѣлѡ̀ , и҆ вели́чїю є҆гѡ̀ нѣ́сть кᲂнца̀ . Ро́ᲁъ и҆ ро́ᲁъ вᲂс̾хва́лѧтъ ᲁѣ́ла твᲂѧ̀ , и҆ си́лꙋ твᲂю̀ вᲂзвѣстѧ́тъ . Великᲂлѣ́пїе сла́вы с҃ты́ни твᲂеѧ̀ вᲂз̾глаго́лютъ , и҆ чюᲁеса̀ твᲂѧ̀ пᲂвѣ́ᲁѧтъ . И҆ си́лꙋ стра́шныхъ твᲂи́хъ рекѹ́тъ , и҆ вели́чїе твᲂѐ пᲂвѣ́ᲁѧтъ . Па́мѧть мно́жества бла́гᲂсти твᲂеѧ̀ ѿры́гнꙋтъ , и҆ пра́вᲁᲂю твᲂе́ю вᲂзра́ᲁꙋютсѧ . Ще́ᲁръ и҆ ми́лᲂстивъ гⷭ҇ᲁь , ᲁᲂлгᲂтерпѣли́въ и҆ мнᲂгᲂми́лᲂстивъ . Бл҃гъ гⷭ҇ᲁь всѧ́ческимъ , и҆ щеᲁрѡ́ты є҆гѡ̀ на всѣ́хъ ᲁѣ́лѣхъ є҆гѡ̀ . Да и҆спᲂвѣ́ᲁѧтсѧ теб</text:span></text:span><text:span text:style-name="Default_20_Paragraph_20_Font"><text:span text:style-name="T7">ѣ</text:span></text:span><text:span text:style-name="Default_20_Paragraph_20_Font"><text:span text:style-name="T8">̀</text:span></text:span><text:span text:style-name="Default_20_Paragraph_20_Font"><text:span text:style-name="T1"> гⷭ҇ᲁи всѧ̀ ᲁѣ́ла твᲂѧ̀ , и҆ препᲂᲁо́бнїи твᲂѝ ᲁа бл҃гᲂслᲂвѧ́тъ тѧ̀ . Сла́вꙋ црⷭ҇твїѧ твᲂегѡ̀ рекѹ́тъ , и҆ си́лꙋ твᲂю̀ вᲂз̾гл</text:span></text:span><text:span text:style-name="Default_20_Paragraph_20_Font"><text:span text:style-name="T9">҃</text:span></text:span><text:span text:style-name="Default_20_Paragraph_20_Font"><text:span text:style-name="T1">ютъ . Сказа́ти сынᲂвѡ́мъ чѣлᲂвѣ́ческиⷨ си́лꙋ твᲂю̀ , и҆ сла́вꙋ великᲂлѣ́пїѧ црⷭ҇твїѧ твᲂегѡ̀ . Црⷭ҇тво твᲂѐ , црⷭ҇тво всѣ́хъ вѣ́къ , и҆ влⷣчество твᲂѐ во всѧ́кᲂмъ ро́ᲁѣ и҆ ро́ᲁѣ . Вѣ́ренъ гⷭ҇ᲁь во всѣ́хъ слᲂвесѣ́хъ свᲂи́хъ , и҆ прпⷣбенъ во всѣ́хъ ᲁѣ́лѣхъ свᲂи́хъ . Пᲂᲁ̾</text:span></text:span><text:span text:style-name="Default_20_Paragraph_20_Font"><text:span text:style-name="T7">є</text:span></text:span><text:span text:style-name="Default_20_Paragraph_20_Font"><text:span text:style-name="T8">́</text:span></text:span><text:span text:style-name="Default_20_Paragraph_20_Font"><text:span text:style-name="T1">млетъ гⷭ҇ᲁь всѧ̀ низ̾па́ᲁающыѧ , и҆ и҆справлѧ́етъ всѧ̀ низ̾ве́рженныѧ . </text:span></text:span><text:span text:style-name="Default_20_Paragraph_20_Font"><text:span text:style-name="T10">Ѻ҆́</text:span></text:span><text:span text:style-name="Default_20_Paragraph_20_Font"><text:span text:style-name="T1">чи всѣ́хъ на тѧ̀ ѹ҆пᲂва́ютъ , и҆ ты̀ ᲁае́ши и҆́мъ пи́щю во́ бл҃го вре́мѧ . Ѿверза́еши ты̀ рѹ́кꙋ твᲂю̀ , и҆ насыща́еши всѧ́ко живо́тно бл҃гᲂвᲂле́нїѧ . Пра́веᲁенъ гⷭ҇ᲁь во всѣ́хъ пꙋт</text:span></text:span><text:span text:style-name="Default_20_Paragraph_20_Font"><text:span text:style-name="T9">є</text:span></text:span><text:span text:style-name="Default_20_Paragraph_20_Font"><text:span text:style-name="T11">́</text:span></text:span><text:span text:style-name="Default_20_Paragraph_20_Font"><text:span text:style-name="T1">хъ свᲂи́хъ , и҆ прпⷣбенъ во всѣ́хъ ᲁѣ́лѣх̾ свᲂи́хъ . Бли́зъ гⷭ҇ᲁь всѣ́мъ призыва́ющымъ и҆̀ , всѣ́мъ призыва́ющымъ и҆̀ вᲂи́стинꙋ . Во́лю бᲂѧ́щихсѧ є҆гѡ̀ </text:span></text:span><text:soft-page-break/><text:span text:style-name="Default_20_Paragraph_20_Font"><text:span text:style-name="T1">сᲂтвᲂри́тъ</text:span></text:span><text:span text:style-name="Default_20_Paragraph_20_Font"><text:span text:style-name="T10"> </text:span></text:span><text:span text:style-name="Default_20_Paragraph_20_Font"><text:span text:style-name="T1">, и҆ мᲂли́твꙋ и҆́хъ ѹ҆слы́шитъ , и҆ спасе́тъ и҆́хъ . Храни́тъ гⷭ҇ᲁь всѧ̀ лю́бѧщыѧ є҆гѡ̀ , и҆ всѧ̀ грѣ́шники пᲂтреби́тъ . Хвалѹ̀ гⷭ҇ᲁню вᲂзъглаго́лютъ ѹ҆ста̀ мᲂѧ̀ , и҆ ᲁа бл҃гᲂслᲂви́тъ всѧ́ка пло́ть и҆́мѧ с҃то́е є҆гѡ̀ в̾ вѣ́къ , и҆ в̾ вѣ́къ вѣ́ка .</text:span></text:span></text:p>
      <text:p text:style-name="P2"><text:span text:style-name="T12">и</text:span><text:span text:style-name="T13">҆</text:span><text:span text:style-name="T12"> </text:span><text:span text:style-name="T14">є҆гᲁа̀ выима́етъ хлѣ́бецъ пречⷭ҇тыѧ , глаго́летъ ,</text:span></text:p>
      <text:p text:style-name="P3">трᲂпа́рь [бл҃гᲂвѣ́щенїю прⷭ҇ты́ѧ бⷣцы , гла́съ , ᲁ<text:span text:style-name="T15">҃</text:span> ] :</text:p>
      <text:p text:style-name="P4"><text:span text:style-name="T14">Д</text:span>не́сь спасе́нїю на́шемꙋ нача́тᲂкъ , и҆ вѣ́чнѣй та́йнѣ ꙗ҆вле́нїе , <text:span text:style-name="T16">(</text:span>с҃нъ б҃жїи , с҃нъ ᲁв<text:span text:style-name="T15">҃</text:span>чь быва́етъ . и҆ гаврїи́лъ блгⷣть бл҃гᲂвѣстѹ́етъ . тѣ́мъ и҆ мы̀ съ ни́мъ бⷣцѣ вᲂзᲂпїе́мъ , ра́ᲁꙋисѧ ѡ҆бра́ᲁᲂваннаѧ , гⷭ҇ᲁь съ тᲂбо́ю .<text:span text:style-name="T16">)</text:span></text:p>
      <text:p text:style-name="P5"><text:span text:style-name="Default_20_Paragraph_20_Font"><text:span text:style-name="T2">та́же , ѻ҆́</text:span></text:span><text:span text:style-name="Default_20_Paragraph_20_Font"><text:span text:style-name="T1">ч</text:span></text:span><text:span text:style-name="Default_20_Paragraph_20_Font"><text:span text:style-name="T17">҃</text:span></text:span><text:span text:style-name="Default_20_Paragraph_20_Font"><text:span text:style-name="T1">е на́шъ . </text:span></text:span><text:span text:style-name="Default_20_Paragraph_20_Font"><text:span text:style-name="T18">с</text:span></text:span><text:span text:style-name="Default_20_Paragraph_20_Font"><text:span text:style-name="T1">ла́ва , и҆</text:span></text:span><text:span text:style-name="Default_20_Paragraph_20_Font"><text:span text:style-name="T19"> </text:span></text:span><text:span text:style-name="Default_20_Paragraph_20_Font"><text:span text:style-name="T1">ны́нѣ , гⷭ҇ᲁи пᲂми́лꙋй</text:span></text:span><text:span text:style-name="Default_20_Paragraph_20_Font"><text:span text:style-name="T20"> , ᲁва́жᲁы . Гᲁⷭ҇</text:span></text:span><text:span text:style-name="Default_20_Paragraph_20_Font"><text:span text:style-name="T1">и бл҃гᲂслᲂвѝ . </text:span></text:span><text:span text:style-name="Default_20_Paragraph_20_Font"><text:span text:style-name="T2">и҆гѹ́менъ глаго́летъ . Х</text:span></text:span><text:span text:style-name="Default_20_Paragraph_20_Font"><text:span text:style-name="T1">рⷭ҇тѐ б҃же блгⷭ҇вѝ , ꙗ҆́стїе и҆ питїѐ рабѡ́мъ свᲂи́мъ , ꙗ҆́кѡ с҃тъ є҆сѝ всегᲁа̀ и҆</text:span></text:span><text:span text:style-name="Default_20_Paragraph_20_Font"><text:span text:style-name="T19"> </text:span></text:span><text:span text:style-name="Default_20_Paragraph_20_Font"><text:span text:style-name="T1">ны́нѣ и҆</text:span></text:span><text:span text:style-name="Default_20_Paragraph_20_Font"><text:span text:style-name="T19"> </text:span></text:span><text:span text:style-name="Default_20_Paragraph_20_Font"><text:span text:style-name="T1">при́снѡ , и҆ во́ вѣки вѣкѡ́мъ : </text:span></text:span><text:span text:style-name="Default_20_Paragraph_20_Font"><text:span text:style-name="T2">бра́тїѧ рекѹ́тъ , а҆</text:span></text:span><text:span text:style-name="Default_20_Paragraph_20_Font"><text:span text:style-name="T1">ми́нь . </text:span></text:span><text:span text:style-name="Default_20_Paragraph_20_Font"><text:span text:style-name="T2">и҆ быва́етъ ꙗ҆ᲁе́нїе съ мᲂлча́нїемъ , и҆ внима́нїемъ тѹ̀ сѹ́щагѡ чте́нїѧ .</text:span></text:span></text:p>
      <text:p text:style-name="P5"><text:span text:style-name="Default_20_Paragraph_20_Font"><text:span text:style-name="T21">з</text:span></text:span><text:span text:style-name="Default_20_Paragraph_20_Font"><text:span text:style-name="T2">рѝ .</text:span></text:span><text:span text:style-name="Default_20_Paragraph_20_Font"><text:span text:style-name="T1"> В</text:span></text:span><text:span text:style-name="Default_20_Paragraph_20_Font"><text:span text:style-name="T2">негᲁа́ же вᲂста́ти ѿ трапе́зы , глаго́летъ кела́рь , З</text:span></text:span><text:span text:style-name="Default_20_Paragraph_20_Font"><text:span text:style-name="T1">а мл</text:span></text:span><text:span text:style-name="Default_20_Paragraph_20_Font"><text:span text:style-name="T9">҃</text:span></text:span><text:span text:style-name="Default_20_Paragraph_20_Font"><text:span text:style-name="T1">твъ с҃ты́хъ ѻ҆ц</text:span></text:span><text:span text:style-name="Default_20_Paragraph_20_Font"><text:span text:style-name="T9">҃</text:span></text:span><text:span text:style-name="Default_20_Paragraph_20_Font"><text:span text:style-name="T1">ъ на́шиⷯ , гⷭ҇ᲁи </text:span></text:span><text:span text:style-name="Default_20_Paragraph_20_Font"><text:span text:style-name="T7">і҆</text:span></text:span><text:span text:style-name="Default_20_Paragraph_20_Font"><text:span text:style-name="T1">се</text:span></text:span><text:span text:style-name="Default_20_Paragraph_20_Font"><text:span text:style-name="T9">҃</text:span></text:span><text:span text:style-name="Default_20_Paragraph_20_Font"><text:span text:style-name="T1"> хрⷭ҇тѐ с҃не б҃жїи пᲂми́лꙋй на́съ . </text:span></text:span><text:span text:style-name="Default_20_Paragraph_20_Font"><text:span text:style-name="T2">и҆гѹ́менъ , а҆</text:span></text:span><text:span text:style-name="Default_20_Paragraph_20_Font"><text:span text:style-name="T1">ми́нь . </text:span></text:span><text:span text:style-name="Default_20_Paragraph_20_Font"><text:span text:style-name="T2">и҆ кли́рицы , с</text:span></text:span><text:span text:style-name="Default_20_Paragraph_20_Font"><text:span text:style-name="T1">ла́ва , и҆ ны́нѣ , гⷭ҇ᲁи пᲂми́лꙋй , </text:span></text:span><text:span text:style-name="Default_20_Paragraph_20_Font"><text:span text:style-name="T2">ᲁва́жᲁы .</text:span></text:span><text:span text:style-name="Default_20_Paragraph_20_Font"><text:span text:style-name="T1"> гⷭ҇ᲁи бл҃гᲂслᲂвѝ . </text:span></text:span><text:span text:style-name="Default_20_Paragraph_20_Font"><text:span text:style-name="T4">і҆є</text:span></text:span><text:span text:style-name="Default_20_Paragraph_20_Font"><text:span text:style-name="T2">ре́й гл҃го́летъ : Б</text:span></text:span><text:span text:style-name="Default_20_Paragraph_20_Font"><text:span text:style-name="T1">л҃гᲂслᲂве́нъ б҃гъ ми́лꙋѧ и҆ пита́ѧ на́съ ѿ ю҆́нᲂсти на́шеѧ , ᲁаѧ́и пи́щю всѧ́кᲂй пло́ти . и҆спо́лнь ра́ᲁᲂсти и҆ весе́лїѧ срⷣца̀ на́ша , ꙗ҆́кѡ ᲁа</text:span></text:span><text:span text:style-name="Default_20_Paragraph_20_Font"><text:span text:style-name="T11"> </text:span></text:span><text:span text:style-name="Default_20_Paragraph_20_Font"><text:span text:style-name="T1">всегᲁа̀ всѧ́къ ᲁᲂво́лъ и҆мѹ́ще , и҆з̾ѡ҆би́лꙋ</text:span></text:span><text:span text:style-name="Default_20_Paragraph_20_Font"><text:span text:style-name="T9">є</text:span></text:span><text:span text:style-name="Default_20_Paragraph_20_Font"><text:span text:style-name="T1">мъ во всѧ́ко ᲁѣ́ло бл҃го , ѡ҆ хрⷭ҇т</text:span></text:span><text:span text:style-name="Default_20_Paragraph_20_Font"><text:span text:style-name="T9">ѣ</text:span></text:span><text:span text:style-name="Default_20_Paragraph_20_Font"><text:span text:style-name="T11">̀</text:span></text:span><text:span text:style-name="Default_20_Paragraph_20_Font"><text:span text:style-name="T1"> і҆с</text:span></text:span><text:span text:style-name="Default_20_Paragraph_20_Font"><text:span text:style-name="T9">҃</text:span></text:span><text:span text:style-name="Default_20_Paragraph_20_Font"><text:span text:style-name="T1">ѣ гⷭ҇ᲁѣ на́шемъ , с̾ ни́мъ же теб</text:span></text:span><text:span text:style-name="Default_20_Paragraph_20_Font"><text:span text:style-name="T9">ѣ</text:span></text:span><text:span text:style-name="Default_20_Paragraph_20_Font"><text:span text:style-name="T11">̀</text:span></text:span><text:span text:style-name="Default_20_Paragraph_20_Font"><text:span text:style-name="T1"> сла́ва и҆ ᲁержа́ва , че́сть и҆ пᲂклᲂнѧ́нїе , и҆ со с҃ты́мъ ᲁ҃хᲂмъ во́ вѣки , а҆ми́нь . </text:span></text:span><text:span text:style-name="T2">С</text:span><text:span text:style-name="T1">ла́ва теб</text:span><text:span text:style-name="T9">ѣ</text:span><text:span text:style-name="T11">̀</text:span><text:span text:style-name="T1"> гⷭ҇ᲁи , сла́ва теб</text:span><text:span text:style-name="T9">ѣ</text:span><text:span text:style-name="T11">̀</text:span><text:span text:style-name="T1"> с҃ты́и , сла́ва теб</text:span><text:span text:style-name="T9">ѣ</text:span><text:span text:style-name="T11">̀</text:span><text:span text:style-name="T1"> ц҃рю , ꙗ҆́кѡ ᲁа́лъ є҆сѝ на́мъ бра́шно в̾ весе́лїе , </text:span><text:soft-page-break/><text:span text:style-name="T1">и҆спо́лни на́съ и҆ с҃та́гѡ твᲂегѡ̀ ᲁ҃ха , ꙗ҆́кѡ</text:span><text:span text:style-name="T11"> </text:span><text:span text:style-name="T1">ᲁа ѡ҆брѧ́щемсѧ преⷣ тᲂбо́ю бл҃гᲂꙋго́ᲁни и҆ непᲂсра́млени , є҆гᲁа̀ вᲂзᲁа́си кᲂм</text:span><text:span text:style-name="T22">ꙋ</text:span><text:span text:style-name="T19">́</text:span><text:span text:style-name="T1">жᲁо по ᲁѣ́лѡмъ є҆гѡ̀</text:span><text:span text:style-name="T19"> </text:span><text:span text:style-name="T1">. </text:span><text:span text:style-name="Default_20_Paragraph_20_Font"><text:span text:style-name="T23">с</text:span></text:span><text:span text:style-name="Default_20_Paragraph_20_Font"><text:span text:style-name="T2">ла́ва , и҆ ны́нѣ . г</text:span></text:span><text:span text:style-name="Default_20_Paragraph_20_Font"><text:span text:style-name="T1">ᲁ</text:span></text:span><text:span text:style-name="Default_20_Paragraph_20_Font"><text:span text:style-name="T22">ⷭ҇</text:span></text:span><text:span text:style-name="Default_20_Paragraph_20_Font"><text:span text:style-name="T1">и пᲂми́лꙋй , </text:span></text:span><text:span text:style-name="Default_20_Paragraph_20_Font"><text:span text:style-name="T2">ᲁва́жᲁы .</text:span></text:span><text:span text:style-name="Default_20_Paragraph_20_Font"><text:span text:style-name="T1"> гⷭ҇ᲁи бл҃гᲂслᲂвѝ .</text:span></text:span></text:p>
      <text:p text:style-name="P6"><text:span text:style-name="Default_20_Paragraph_20_Font"><text:span text:style-name="T23">х</text:span></text:span><text:span text:style-name="Default_20_Paragraph_20_Font"><text:span text:style-name="T24">ᲂтѧ́и же</text:span></text:span><text:span text:style-name="Default_20_Paragraph_20_Font"><text:span text:style-name="T2"> вᲂзᲁви́гнꙋти ᲁїа́кᲂнъ с҃ты́и хлѣ́бъ , сне́мъ клᲂбѹ́къ , и҆ пᲂклᲂнѧ́етсѧ и҆гѹ́менꙋ , и҆ глаго́летъ : П</text:span></text:span><text:span text:style-name="Default_20_Paragraph_20_Font"><text:span text:style-name="T1">рᲂсти́ мѧ ѻ҆́ч</text:span></text:span><text:span text:style-name="Default_20_Paragraph_20_Font"><text:span text:style-name="T9">҃</text:span></text:span><text:span text:style-name="Default_20_Paragraph_20_Font"><text:span text:style-name="T1">е с҃ты́и и҆ бл҃гᲂслᲂвѝ , є҆ли́кѡ є҆́смь сᲂгрѣши́хъ сло́вᲂмъ и҆ ᲁѣ́лᲂмъ и҆ пᲂмышле́нїемъ , и҆ всѣ́ми мᲂи́ми чю́вствы . </text:span></text:span><text:span text:style-name="Default_20_Paragraph_20_Font"><text:span text:style-name="T2">и҆гѹ́менъ глаго́летъ . Б</text:span></text:span><text:span text:style-name="Default_20_Paragraph_20_Font"><text:span text:style-name="T1">л҃гᲂᲁа́тїю свᲂе́ю б҃гъ ᲁа прᲂсти́тъ и҆ пᲂми́лꙋетъ . </text:span></text:span><text:span text:style-name="Default_20_Paragraph_20_Font"><text:span text:style-name="T2">ᲁ</text:span></text:span><text:span text:style-name="Default_20_Paragraph_20_Font"><text:span text:style-name="T24">їа́кᲂнъ</text:span></text:span><text:span text:style-name="Default_20_Paragraph_20_Font"><text:span text:style-name="T2"> прїе́мъ с҃ты́и хлѣ́бъ , тре́ми пе́рсты ѡ҆бᲂи́хъ рѹ́къ , и҆ вᲂзᲁви́гъ ма́ло , г҃летъ : </text:span></text:span><text:span text:style-name="Default_20_Paragraph_20_Font"><text:span text:style-name="T21">в</text:span></text:span><text:span text:style-name="Default_20_Paragraph_20_Font"><text:span text:style-name="T1">ели́ко и҆́мѧ . </text:span></text:span><text:span text:style-name="Default_20_Paragraph_20_Font"><text:span text:style-name="T2">и҆гѹ́менъ же рече́тъ : п</text:span></text:span><text:span text:style-name="Default_20_Paragraph_20_Font"><text:span text:style-name="T1">рес҃ты́ѧ тр</text:span></text:span><text:span text:style-name="Default_20_Paragraph_20_Font"><text:span text:style-name="T9">ⷪ҇</text:span></text:span><text:span text:style-name="Default_20_Paragraph_20_Font"><text:span text:style-name="T1">цы . </text:span></text:span><text:span text:style-name="Default_20_Paragraph_20_Font"><text:span text:style-name="T2">ᲁїа́кᲂнъ же хлѣ́бᲂмъ твᲂри́тъ крⷭ҇тъ на пᲂнагі́и . глаго́летъ : </text:span></text:span><text:span text:style-name="Default_20_Paragraph_20_Font"><text:span text:style-name="T21">п</text:span></text:span><text:span text:style-name="Default_20_Paragraph_20_Font"><text:span text:style-name="T1">рес҃та́ѧ гⷭ҇жѐ бⷣце пᲂмᲂга́й на́мъ . </text:span></text:span><text:span text:style-name="Default_20_Paragraph_20_Font"><text:span text:style-name="T2">кли́рицы же рекѹ́тъ , т</text:span></text:span><text:span text:style-name="Default_20_Paragraph_20_Font"><text:span text:style-name="T1">ᲂѧ̀ мᲂли́твами хрⷭ҇тѐ б҃же пᲂми́лꙋй и҆ спасѝ на́съ . </text:span></text:span><text:span text:style-name="T2">та́же глаго́л</text:span><text:span text:style-name="T25">є</text:span><text:span text:style-name="T2">мъ : Б</text:span><text:span text:style-name="T1">л҃жи́мъ тѧ всѝ рѡ́ᲁи бⷣце ᲁ҃во , въ тѧ́ бо не в̾мѣсти́мыи хрⷭ҇то́съ б҃гъ на́шъ , въ мѣсти́тисѧ и҆з̾во́ли . блаже́ни є҆смы̀ и҆ мы̀ пᲂмо́щницꙋ тѧ̀ и҆мѹ́ще , ᲁе́нь бо и҆ но́щь мᲂли́шисѧ ѡ҆ на́съ , и҆ ᲁержа́вы црⷭ҇твїѧ твᲂи́ми мᲂли́твами ѹ҆твержа́ютсѧ . тѣ́мъ бл҃гᲂᲁарѧ́ще вᲂпїе́мъ ти , ра́ᲁꙋисѧ ѡ҆бра́ᲁᲂваннаѧ гⷭ҇ᲁь съ тᲂбо́ю . </text:span><text:span text:style-name="Default_20_Paragraph_20_Font"><text:span text:style-name="T2">та́же сїѐ пᲂю́тъ : Б</text:span></text:span><text:span text:style-name="Default_20_Paragraph_20_Font"><text:span text:style-name="T1">л҃жи́мъ тѧ̀ всѝ рѡ́ᲁи бⷣце ᲁ҃во , пребл҃же́ннꙋю и҆ непᲂро́чнꙋю мт</text:span></text:span><text:span text:style-name="Default_20_Paragraph_20_Font"><text:span text:style-name="T9">҃</text:span></text:span><text:span text:style-name="Default_20_Paragraph_20_Font"><text:span text:style-name="T1">рь б҃га на́шего . тебѐ бⷣце блажи́мъ всѝ рѡ́ᲁи , ты́ бо мо́лиши за на́съ хрⷭ҇та̀ б҃га на́шего .</text:span></text:span></text:p>
      <text:p text:style-name="P7"><text:span text:style-name="T23">п</text:span><text:span text:style-name="T2">ᲂсе́мъ , і҆рмо́съ , ѳ</text:span><text:span text:style-name="T25">҃</text:span><text:span text:style-name="T2"> , пѣ́сни , пра́зᲁникꙋ . а҆́ще ли нѣ́сть , и҆ мы̀ пᲂ</text:span><text:span text:style-name="T26">є</text:span><text:span text:style-name="T27">́</text:span><text:span text:style-name="T2">мъ , ᲁ</text:span><text:span text:style-name="T1">ᲂсто́йнѡ є҆́сть . </text:span><text:span text:style-name="Default_20_Paragraph_20_Font"><text:span text:style-name="T2">та́же г҃летъ и҆гѹ́менъ . М</text:span></text:span><text:span text:style-name="Default_20_Paragraph_20_Font"><text:span text:style-name="T1">лⷭ҇тивъ и҆ ще́ᲁръ гⷭ҇ᲁь , пи́щю ᲁа́лъ є҆́сть бᲂѧ́щимсѧ є҆гѡ̀ . </text:span></text:span><text:span text:style-name="Default_20_Paragraph_20_Font"><text:span text:style-name="T2">то́же и҆ кли́рицы г҃лютъ .</text:span></text:span><text:span text:style-name="Default_20_Paragraph_20_Font"><text:span text:style-name="T1"> И҆</text:span></text:span><text:span text:style-name="Default_20_Paragraph_20_Font"><text:span text:style-name="T2">гѹ́менъ же разᲁрᲂблѧ́етъ с҃ты́и хлѣ́бъ , и҆ разᲁае́тъ бра́тїи . </text:span></text:span><text:soft-page-break/><text:span text:style-name="Default_20_Paragraph_20_Font"><text:span text:style-name="T2">та́же</text:span></text:span><text:span text:style-name="Default_20_Paragraph_20_Font"><text:span text:style-name="T27"> </text:span></text:span><text:span text:style-name="Default_20_Paragraph_20_Font"><text:span text:style-name="T2">, т</text:span></text:span><text:span text:style-name="Default_20_Paragraph_20_Font"><text:span text:style-name="T1">рⷭ҇то́е . и҆ по ѻ҆́ч҃е на́шъ </text:span></text:span><text:span text:style-name="Default_20_Paragraph_20_Font"><text:span text:style-name="T2">, кᲂнᲁа́къ пра́зᲁникꙋ , и҆лѝ наро́читᲂмꙋ с҃то́мꙋ , є҆го́ же є҆́сть ᲁе́нь . а҆́ще ли є҆́́сть неᲁѣ́лѧ , глаго́л</text:span></text:span><text:span text:style-name="Default_20_Paragraph_20_Font"><text:span text:style-name="T28">є</text:span></text:span><text:span text:style-name="Default_20_Paragraph_20_Font"><text:span text:style-name="T2">мъ и҆пако́й , настᲂѧ́щемꙋ гла́сꙋ . а҆́ще ли нѣ́сть , и҆ мы̀ глаго́л</text:span></text:span><text:span text:style-name="Default_20_Paragraph_20_Font"><text:span text:style-name="T28">є</text:span></text:span><text:span text:style-name="Default_20_Paragraph_20_Font"><text:span text:style-name="T2">мъ , сїѧ̀ трᲂпарѝ . </text:span></text:span><text:span text:style-name="T2">Б</text:span><text:span text:style-name="T1">л҃гᲂᲁари́мъ тѧ хрⷭ҇тѐ б҃же на́шъ , ꙗ҆́кѡ насы́тилъ є҆сѝ на́съ земны́хъ твᲂи́хъ бл҃гъ , нелишѝ на́съ и҆ небе́снаго ти црⷭ҇твїѧ : но ꙗ҆́кѡ по среᲁ</text:span><text:span text:style-name="T9">ѣ</text:span><text:span text:style-name="T11">̀</text:span><text:span text:style-name="T1"> ѹ҆чн</text:span><text:span text:style-name="T17">҃</text:span><text:span text:style-name="T1">къ твᲂи́хъ прїи́ᲁе сп҃се , ми́ръ ᲁаѧ̀ и҆́мъ , прїиᲁѝ и҆ к̾ на́мъ и҆ спасѝ на́съ . </text:span><text:span text:style-name="Default_20_Paragraph_20_Font"><text:span text:style-name="T2">сла́ва . Б</text:span></text:span><text:span text:style-name="Default_20_Paragraph_20_Font"><text:span text:style-name="T1">ж</text:span></text:span><text:span text:style-name="Default_20_Paragraph_20_Font"><text:span text:style-name="T17">҃</text:span></text:span><text:span text:style-name="Default_20_Paragraph_20_Font"><text:span text:style-name="T1">е ѻ҆ц</text:span></text:span><text:span text:style-name="Default_20_Paragraph_20_Font"><text:span text:style-name="T17">҃</text:span></text:span><text:span text:style-name="Default_20_Paragraph_20_Font"><text:span text:style-name="T1">ъ на́шихъ , твᲂрѧ́и при́снѡ с̾ на́ми по твᲂемѹ̀ смᲂтре́нїю , не ѿста́ви ми́лᲂсти твᲂеѧ̀ ѿ на́съ . но тѣ́хъ мᲂли́твами во смире́нїи ѹ҆стро́й живо́тъ на́шъ . </text:span></text:span><text:span text:style-name="Default_20_Paragraph_20_Font"><text:span text:style-name="T2">и҆ н҃нѣ . М</text:span></text:span><text:span text:style-name="Default_20_Paragraph_20_Font"><text:span text:style-name="T1">л</text:span></text:span><text:span text:style-name="Default_20_Paragraph_20_Font"><text:span text:style-name="T17">҃</text:span></text:span><text:span text:style-name="Default_20_Paragraph_20_Font"><text:span text:style-name="T1">твами гⷭ҇ᲁи всѣ́хъ с҃ты́хъ и҆ бⷣцы , тво́й ми́ръ ᲁа́жᲁь на́мъ , и҆ пᲂми́лꙋй на́съ , ꙗ҆́кѡ є҆ᲁи́нъ ще́ᲁръ .</text:span></text:span></text:p>
      <text:p text:style-name="P7"><text:span text:style-name="Default_20_Paragraph_20_Font"><text:span text:style-name="T2">та́же , г</text:span></text:span><text:span text:style-name="Default_20_Paragraph_20_Font"><text:span text:style-name="T1">ᲁ</text:span></text:span><text:span text:style-name="Default_20_Paragraph_20_Font"><text:span text:style-name="T29">ⷭ҇</text:span></text:span><text:span text:style-name="Default_20_Paragraph_20_Font"><text:span text:style-name="T1">и пᲂми́лꙋ</text:span></text:span><text:span text:style-name="Default_20_Paragraph_20_Font"><text:span text:style-name="T20">й , ᲁва́жᲁы . </text:span></text:span><text:span text:style-name="Default_20_Paragraph_20_Font"><text:span text:style-name="T2">г</text:span></text:span><text:span text:style-name="Default_20_Paragraph_20_Font"><text:span text:style-name="T1">ᲁ</text:span></text:span><text:span text:style-name="Default_20_Paragraph_20_Font"><text:span text:style-name="T29">ⷭ҇</text:span></text:span><text:span text:style-name="Default_20_Paragraph_20_Font"><text:span text:style-name="T1">и бл҃гᲂслᲂвѝ . </text:span></text:span><text:span text:style-name="Default_20_Paragraph_20_Font"><text:span text:style-name="T2">и҆гѹ́менъ глаго́летъ . Б</text:span></text:span><text:span text:style-name="Default_20_Paragraph_20_Font"><text:span text:style-name="T1">л҃гᲂслᲂве́нъ б҃гъ ми́лꙋѧ и҆ пита́ѧ на́съ ѿ свᲂи́хъ бᲂга́тыхъ ᲁарѡ́въ .  тᲂгѡ̀ бл҃гᲂᲁа́тїю и҆ чл</text:span></text:span><text:span text:style-name="Default_20_Paragraph_20_Font"><text:span text:style-name="T17">҃</text:span></text:span><text:span text:style-name="Default_20_Paragraph_20_Font"><text:span text:style-name="T1">кᲂлю́бїемъ , всегᲁа̀ и҆</text:span></text:span><text:span text:style-name="Default_20_Paragraph_20_Font"><text:span text:style-name="T30"> </text:span></text:span><text:span text:style-name="Default_20_Paragraph_20_Font"><text:span text:style-name="T1">ны́нѣ и҆</text:span></text:span><text:span text:style-name="Default_20_Paragraph_20_Font"><text:span text:style-name="T30"> </text:span></text:span><text:span text:style-name="Default_20_Paragraph_20_Font"><text:span text:style-name="T1">при́снѡ и҆ во́ вѣки вѣкѡ́мъ . </text:span></text:span><text:span text:style-name="Default_20_Paragraph_20_Font"><text:span text:style-name="T2">мы́ же ре́кше , а҆</text:span></text:span><text:span text:style-name="Default_20_Paragraph_20_Font"><text:span text:style-name="T1">ми́нь . </text:span></text:span><text:span text:style-name="Default_20_Paragraph_20_Font"><text:span text:style-name="T2">и҆ и҆схо́ᲁимъ и҆з̾ трапе́зы</text:span></text:span><text:span text:style-name="Default_20_Paragraph_20_Font"><text:span text:style-name="T31"> </text:span></text:span><text:span text:style-name="Default_20_Paragraph_20_Font"><text:span text:style-name="T2">, твᲂрѧ́ще пᲂклᲂне́нїе настᲂѧ́телю .</text:span></text:span></text:p>
      <text:p text:style-name="P5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CSlavonic" svg:font-family="OCSlavonic" style:font-family-generic="system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-1.25in" fo:margin-right="-1.25in" fo:text-align="center" style:justify-single-word="false">
        <style:tab-stops/>
      </style:paragraph-properties>
    </style:style>
    <style:style style:name="MT1" style:family="text">
      <style:text-properties fo:color="#ff0000" loext:opacity="100%" style:font-name="Fedorovsk Unicode1" fo:font-size="18pt" style:font-name-asian="OCSlavonic" style:font-size-asian="18pt" style:font-name-complex="OCSlavonic" style:font-size-complex="18pt"/>
    </style:style>
    <style:style style:name="MT2" style:family="text">
      <style:text-properties fo:color="#ff0000" loext:opacity="100%" style:font-name="Fedorovsk Unicode1" fo:font-size="18pt" style:font-name-asian="Fedorovsk Unicode1" style:font-size-asian="18pt" style:font-name-complex="Fedorovsk Unicode1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Default_20_Paragraph_20_Font"><text:span text:style-name="MT1">чи́нъ ѡ҆ пᲂнагі</text:span></text:span><text:span text:style-name="Default_20_Paragraph_20_Font"><text:span text:style-name="MT2">́</text:span></text:span><text:span text:style-name="Default_20_Paragraph_20_Font"><text:span text:style-name="MT1">и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8T00:57:00Z</meta:creation-date>
    <dc:date>2024-11-07T20:50:11.737000000</dc:date>
    <meta:editing-cycles>4</meta:editing-cycles>
    <meta:editing-duration>PT8M</meta:editing-duration>
    <meta:document-statistic meta:table-count="0" meta:image-count="0" meta:object-count="0" meta:page-count="4" meta:paragraph-count="10" meta:word-count="1043" meta:character-count="5185" meta:non-whitespace-character-count="4151"/>
    <meta:template xlink:type="simple" xlink:actuate="onRequest" xlink:title="" xlink:href="Normal.dotm"/>
  </office:meta>
</office:document-meta>
</file>